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A483F3C6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712cm, 1.909cm, 10.676cm, 4.871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336cm" svg:height="21.899cm" svg:x="0.892cm" svg:y="2.392cm">
          <draw:image xlink:href="Pictures/10000000000005E8000007E0A483F3C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08T11:45:12.477771167</dc:date>
    <meta:editing-duration>PT3M43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